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6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7" style:family="text">
      <style:text-properties fo:font-size="10.50pt" fo:font-weight="bold" fo:font-family="Arial" style:font-family-asian="Arial" style:font-family-complex="Arial" fo:background-color="transparent" fo:color="#ff3333"/>
    </style:style>
    <style:style style:name="T8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3" style:family="text">
      <style:text-properties fo:font-size="10.5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0.50pt" fo:font-weight="bold" fo:font-family="Arial" style:font-family-asian="Arial" style:font-family-complex="Arial" fo:background-color="transparent" fo:color="#3333ff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0.5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0.5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0.5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50pt" fo:font-weight="bold" fo:font-family="Arial" style:font-family-asian="Arial" style:font-family-complex="Arial" fo:background-color="transparent" fo:color="#3333ff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0.5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0.5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50pt" fo:font-weight="bold" fo:font-family="Arial" style:font-family-asian="Arial" style:font-family-complex="Arial" fo:background-color="transparent" fo:color="#3333ff"/>
    </style:style>
    <style:style style:name="P1" style:family="paragraph">
      <style:paragraph-properties fo:line-height="150.00%" fo:text-align="center"/>
    </style:style>
    <style:style style:name="P2" style:family="paragraph">
      <style:paragraph-properties fo:line-height="150.00%" fo:text-align="lef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50.00%" fo:text-align="left" fo:margin-left="-18.00pt" fo:text-indent="18.00pt"/>
    </style:style>
    <style:style style:name="P4" style:family="paragraph">
      <style:paragraph-properties fo:line-height="150.00%" fo:text-align="center"/>
    </style:style>
    <style:style style:name="P5" style:family="paragraph">
      <style:paragraph-properties fo:line-height="150.00%" fo:text-align="left"/>
    </style:style>
  </office:automatic-styles>
  <office:body>
    <office:text>
      <text:p text:style-name="P1"><text:span text:style-name="T1">EXAMEN UF2 - PART XQUERY</text:span></text:p>
      <text:p text:style-name="P2"><text:span text:style-name="T2"/></text:p>
      <text:p text:style-name="P2"><text:span text:style-name="T3">Descarregueu l'XML dit «mondial.xml» que teniu disponible al curs moodle. </text:span></text:p>
      <text:p text:style-name="P2"><text:span text:style-name="T4"/></text:p>
      <text:p text:style-name="P2"><text:span text:style-name="T5">Instruccions de lliurament:</text:span></text:p>
      <text:list text:style-name="L3">
        <text:list-item>
          <text:p text:style-name="P3"><text:span text:style-name="T6">Escriviu a dins cadascun dels 3 apartats la consulta demanada i pugeu aquest mateix arxiu (</text:span><text:span text:style-name="T7">NO TRANSFORMAR EN PDF</text:span><text:span text:style-name="T8">), a l'apartat «Entrega Examen XQuery» en el nostre moodle.</text:span></text:p>
        </text:list-item>
      </text:list>
      <text:p text:style-name="P4"><text:span text:style-name="T9"/></text:p>
      <text:p text:style-name="P4"><text:span text:style-name="T10">CONSULTES XQUERY</text:span></text:p>
      <text:p text:style-name="P4"><text:span text:style-name="T11"/></text:p>
      <text:p text:style-name="P5"><text:span text:style-name="T12">1. (2 punts) Llisteu alfabèticament<text:s/></text:span><text:span text:style-name="T13">el nom</text:span><text:span text:style-name="T14"><text:s/>dels països del continent australià. La consulta correcta hauria de generar un llistat que comença amb «American Samoa» i finalitza amb «Western Samoa».</text:span></text:p>
      <text:p text:style-name="P5"><text:span text:style-name="T15"/></text:p>
      <text:p text:style-name="P5"><text:span text:style-name="T16">let $australia := mondial/continent[@name = 'Australia/Oceania']/@id</text:span></text:p>
      <text:p text:style-name="P5"><text:span text:style-name="T16">for $var in /mondial/country</text:span></text:p>
      <text:p text:style-name="P5"><text:span text:style-name="T16">where $var/encompassed/@continent= $australia</text:span></text:p>
      <text:p text:style-name="P5"><text:span text:style-name="T16">order by $var/name</text:span></text:p>
      <text:p text:style-name="P5"><text:span text:style-name="T16">return data($var/name)</text:span></text:p>
      <text:p text:style-name="P5"><text:span text:style-name="T17"/></text:p>
      <text:p text:style-name="P5"><text:span text:style-name="T18">2. (3,5 punts) Llisteu<text:s text:c="2"/></text:span><text:span text:style-name="T19">el nom</text:span><text:span text:style-name="T20"><text:s/></text:span><text:span text:style-name="T21">de països americans amb diversos grups ètnics, és a dir, on hi viu més d’un grup ètnic (element &lt;ethnicgroups&gt;).<text:s/></text:span><text:span text:style-name="T22">Es prohibeix fer servir a la consulta el codi del continent americà, és a dir, “f0_126”</text:span><text:span text:style-name="T23">. La consulta correcta hauria de generar un llistat que comença amb «Barbados» i finalitza amb «United States».</text:span></text:p>
      <text:p text:style-name="P5"><text:span text:style-name="T24"/></text:p>
      <text:p text:style-name="P5"><text:span text:style-name="T25">let $america := mondial/continent[@name = 'America']/@id</text:span></text:p>
      <text:p text:style-name="P5"><text:span text:style-name="T25">for $var in /mondial/country</text:span></text:p>
      <text:p text:style-name="P5"><text:span text:style-name="T25">where $var/encompassed/@continent =$america and count($var/ethnicgroups)&gt;1</text:span></text:p>
      <text:p text:style-name="P5"><text:span text:style-name="T25">return data($var/name)</text:span></text:p>
      <text:p text:style-name="P5"><text:span text:style-name="T26"/></text:p>
      <text:p text:style-name="P5"><text:span text:style-name="T27">3. (4,5 punts) Llisteu<text:s/></text:span><text:span text:style-name="T28">el número</text:span><text:span text:style-name="T29"><text:s/>de països que tinguin frontera (element &lt;border&gt;) amb algun país que tingui com a religió la budista (element &lt;religion&gt;, valor "Buddhist"). La consulta correcta hauria de retornar el valor 13.</text:span></text:p>
      <text:p text:style-name="P5"><text:span text:style-name="T30"/></text:p>
      <text:p text:style-name="P5"><text:span text:style-name="T31">count(let $buddhist := /mondial/country[religions = 'Buddhist']/@id</text:span></text:p>
      <text:p text:style-name="P5"><text:span text:style-name="T31">for $var in /mondial/country</text:span></text:p>
      <text:p text:style-name="P5"><text:span text:style-name="T31">where $var/border/@country = $buddhist</text:span></text:p>
      <text:p text:style-name="P5"><text:span text:style-name="T31">return data($var/@name))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